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75b02" officeooo:paragraph-rsid="00175b02"/>
    </style:style>
    <style:style style:name="P2" style:family="paragraph" style:parent-style-name="Heading_20_3">
      <style:text-properties officeooo:rsid="00178773" officeooo:paragraph-rsid="00178773"/>
    </style:style>
    <style:style style:name="P3" style:family="paragraph" style:parent-style-name="Heading_20_3">
      <style:text-properties officeooo:paragraph-rsid="00197c10"/>
    </style:style>
    <style:style style:name="P4" style:family="paragraph" style:parent-style-name="Heading_20_3">
      <style:text-properties officeooo:rsid="001cad54" officeooo:paragraph-rsid="001cad54"/>
    </style:style>
    <style:style style:name="P5" style:family="paragraph" style:parent-style-name="Heading_20_3">
      <style:text-properties officeooo:rsid="0021636b" officeooo:paragraph-rsid="0021636b"/>
    </style:style>
    <style:style style:name="P6" style:family="paragraph" style:parent-style-name="Heading_20_3">
      <style:paragraph-properties fo:break-before="page"/>
      <style:text-properties officeooo:rsid="001e9c51" officeooo:paragraph-rsid="001e9c51"/>
    </style:style>
    <style:style style:name="P7" style:family="paragraph" style:parent-style-name="Heading_20_3">
      <style:paragraph-properties fo:break-before="page"/>
      <style:text-properties officeooo:rsid="0025bb60" officeooo:paragraph-rsid="0025bb60"/>
    </style:style>
    <style:style style:name="P8" style:family="paragraph" style:parent-style-name="Text_20_body">
      <style:text-properties officeooo:rsid="00175b02" officeooo:paragraph-rsid="00175b02"/>
    </style:style>
    <style:style style:name="P9" style:family="paragraph" style:parent-style-name="Text_20_body">
      <style:text-properties officeooo:rsid="00178773" officeooo:paragraph-rsid="00178773"/>
    </style:style>
    <style:style style:name="P10" style:family="paragraph" style:parent-style-name="Text_20_body">
      <style:text-properties officeooo:rsid="00197c10" officeooo:paragraph-rsid="00197c10"/>
    </style:style>
    <style:style style:name="P11" style:family="paragraph" style:parent-style-name="Text_20_body">
      <style:text-properties officeooo:rsid="001b2df7" officeooo:paragraph-rsid="001b2df7"/>
    </style:style>
    <style:style style:name="P12" style:family="paragraph" style:parent-style-name="Text_20_body">
      <style:text-properties officeooo:rsid="001cad54" officeooo:paragraph-rsid="001cad54"/>
    </style:style>
    <style:style style:name="P13" style:family="paragraph" style:parent-style-name="Text_20_body">
      <style:text-properties officeooo:rsid="001e9c51" officeooo:paragraph-rsid="001e9c51"/>
    </style:style>
    <style:style style:name="P14" style:family="paragraph" style:parent-style-name="Text_20_body">
      <style:text-properties officeooo:rsid="001fce4a" officeooo:paragraph-rsid="001fce4a"/>
    </style:style>
    <style:style style:name="P15" style:family="paragraph" style:parent-style-name="Text_20_body">
      <style:text-properties officeooo:rsid="0021636b" officeooo:paragraph-rsid="0021636b"/>
    </style:style>
    <style:style style:name="P16" style:family="paragraph" style:parent-style-name="Text_20_body">
      <style:text-properties officeooo:rsid="0025bb60" officeooo:paragraph-rsid="0025bb60"/>
    </style:style>
    <style:style style:name="P17" style:family="paragraph" style:parent-style-name="Text_20_body">
      <style:text-properties fo:font-style="italic" fo:font-weight="bold" officeooo:rsid="0027706e" officeooo:paragraph-rsid="0027706e" style:font-style-asian="italic" style:font-weight-asian="bold" style:font-style-complex="italic" style:font-weight-complex="bold"/>
    </style:style>
    <style:style style:name="T1" style:family="text">
      <style:text-properties officeooo:rsid="00178773"/>
    </style:style>
    <style:style style:name="T2" style:family="text">
      <style:text-properties officeooo:rsid="00197c10"/>
    </style:style>
    <style:style style:name="T3" style:family="text">
      <style:text-properties style:font-name="Liberation Sans" fo:font-size="14.1000003814697pt" fo:font-weight="bold" officeooo:rsid="00197c10" style:font-name-asian="Microsoft YaHei" style:font-size-asian="14.1000003814697pt" style:font-weight-asian="bold" style:font-name-complex="Arial" style:font-size-complex="14.1000003814697pt" style:font-weight-complex="bold"/>
    </style:style>
    <style:style style:name="T4" style:family="text">
      <style:text-properties officeooo:rsid="001b2df7"/>
    </style:style>
    <style:style style:name="T5" style:family="text">
      <style:text-properties officeooo:rsid="0021ee7e"/>
    </style:style>
    <style:style style:name="T6" style:family="text">
      <style:text-properties officeooo:rsid="0023be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ftware-Entwicklungsmodelle</text:h>
      <text:p text:style-name="P8">Ein Vorgehensmodell zu Softwareentwicklung dient dazu bei der professionellen Anwendungsentwicklung, die Softwareentwicklung übersichtlicher zu gestalten und in der Komplexität beherrschbar zu machen. </text:p>
      <text:h text:style-name="P2" text:outline-level="3">S<text:span text:style-name="T2">e</text:span>quentielle Software-Entwicklungsmodelle</text:h>
      <text:p text:style-name="P9">Diese Art Vorgehensmodell zeichnet sich durch striktes abarbeiten der ein<text:span text:style-name="T2">zelenen Phasen. In den meisten Fällen werden Phasen durch vorgegebene Meilensteine in Software, Dokumenten oder Tests abgeschlossen.</text:span></text:p>
      <text:p text:style-name="P10">Bei suquentiellen Vorgehensmodellen ist die Anforderung an die Analysephase die größte, da sich Fehler die dort gemacht werden durch die ganze Entwicklung ziehen.</text:p>
      <text:p text:style-name="P10">Sprünge auf vorherige Phasen sind idR nicht erlaubt.</text:p>
      <text:p text:style-name="P10">Das wohl bekannteste squentielle Entwicklungsmodell ist das Wasserfallmodell.</text:p>
      <text:h text:style-name="Heading_20_3" text:outline-level="3"/>
      <text:h text:style-name="P3" text:outline-level="3"><text:span text:style-name="T3">Iterative</text:span><text:span text:style-name="T1"> Software-Entwicklungsmodelle</text:span></text:h>
      <text:p text:style-name="P10">Diese Vorgehensmodelle sind dadurch gekennzeichnet, dass <text:s/>Sprünge <text:span text:style-name="T4">zwischen den Phasen </text:span>in der Entwicklung erlaubt sind, <text:span text:style-name="T4">diese müssen aber vorher definiert sein und dürfen nicht willkürlich stattfinden.</text:span></text:p>
      <text:p text:style-name="P11">Die bekanntesten Vertreter der Iterativen Entwicklungsmodelle sind das V-Modell und das Spiralmodell</text:p>
      <text:p text:style-name="P11"/>
      <text:h text:style-name="P4" text:outline-level="3">Agile Software-Entwicklungsmodelle</text:h>
      <text:p text:style-name="P12">Agile Softwareentwicklung zielt darauf ab, die Transparenz und Veränderungsgeschwindigkeit zu erhöhen. Es wird versucht die Entwurfsphase auf ein Mindestmaß zu reduzieren und im Entwicklungsprozess so schnell wie möglich zu ausführbarer Software zu kommen. In regelmäßigen Abständen wird die Software mit dem Kunden abgestimmt, um so auf aufkommende Kundenwünsche eingehen zu können.</text:p>
      <text:p text:style-name="P12">Agile Softwareentwicklung zeichnet sich durch selbstorganisierte Teams und einen iterative Vorgehensweise aus.</text:p>
      <text:p text:style-name="P12"/>
      <text:p text:style-name="P12"/>
      <text:h text:style-name="P6" text:outline-level="3">Wasserfallmodell</text:h>
      <text:p text:style-name="P13">Das Wasserfallmodell ist ein lineares Vorgehensmodell, das in aufeinander folgende Projektphasen organisiert ist.</text:p>
      <text:p text:style-name="P14">Eine Möglichkeit der Phasen ist:</text:p>
      <text:p text:style-name="P14">1. Planung</text:p>
      <text:p text:style-name="P14">2. Definition</text:p>
      <text:p text:style-name="P14">3. Entwurf</text:p>
      <text:p text:style-name="P14">4. Implementierung</text:p>
      <text:p text:style-name="P14">5. Testen</text:p>
      <text:p text:style-name="P14">6. Einsatz und Wartung</text:p>
      <text:p text:style-name="P14"/>
      <text:h text:style-name="Heading_20_3" text:outline-level="3">Spiralmodell</text:h>
      <text:p text:style-name="P15">Das Spiralmodell ist ein iterativer Prozess, wobei jeder Zyklus in den einzelenen Quadranten folgende Aktivitäten enthält:</text:p>
      <text:p text:style-name="P15">1. Festlegung von Zielen, Identifikation von Alternativen und Beschreibung der Rahmenbedingungen</text:p>
      <text:p text:style-name="P15">2. Evaluierung der Alternativen und das Erkennen, Abschätzen und Reduzieren von Risiken, z.B. durch Analysen, Simulationen oder Prototyping</text:p>
      <text:p text:style-name="P15">3. Realisierung und Überprüfung des Zwischenprodukts</text:p>
      <text:p text:style-name="P15">4. Planung des nächsten Zyklus</text:p>
      <text:p text:style-name="P15"/>
      <text:h text:style-name="P5" text:outline-level="3">V-Modell</text:h>
      <text:p text:style-name="P15">Das V-Modell ist ein <text:span text:style-name="T5">iteratives</text:span> Vorgehensmodell <text:span text:style-name="T6">basierend auf dem Wasserfallmodell entwickelt wurde.</text:span></text:p>
      <text:p text:style-name="P16">Die Phasen setzten sich wie folgt zusammen:</text:p>
      <text:p text:style-name="P16">1. Systemanforderungsanalyse</text:p>
      <text:p text:style-name="P16">2. System-Architektur</text:p>
      <text:p text:style-name="P16">3. System-Entwurf</text:p>
      <text:p text:style-name="P16">4. Software-Architektur</text:p>
      <text:p text:style-name="P16">5. Software-Entwurf</text:p>
      <text:p text:style-name="P16">6. Unit-Tests</text:p>
      <text:p text:style-name="P16">7. Integration-Tests</text:p>
      <text:p text:style-name="P16">8. System-Integration</text:p>
      <text:p text:style-name="P16">9. Abnahme und Nutzung</text:p>
      <text:h text:style-name="P7" text:outline-level="3">Scrum</text:h>
      <text:p text:style-name="P16">Scrum ist eine agile Vorgehensweise. </text:p>
      <text:p text:style-name="P17">Tb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Console" svg:font-family="'Lucida Console'"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8T08:33:10.892000000</meta:creation-date>
    <dc:date>2021-02-08T13:58:51.388000000</dc:date>
    <meta:editing-duration>PT2M10S</meta:editing-duration>
    <meta:editing-cycles>1</meta:editing-cycles>
    <meta:document-statistic meta:table-count="0" meta:image-count="0" meta:object-count="0" meta:page-count="3" meta:paragraph-count="43" meta:word-count="332" meta:character-count="2708" meta:non-whitespace-character-count="2416"/>
    <meta:generator>LibreOffice/6.4.1.2$Windows_X86_64 LibreOffice_project/4d224e95b98b138af42a64d84056446d09082932</meta:generator>
  </office:meta>
</office:document-meta>
</file>